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loext:contextual-spacing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Домашнее задание</text:h>
      <text:p text:style-name="P1">Обернуть приложение в docker-образ и запушить его на Dockerhub </text:p>
      <text:p text:style-name="P1">Создать минимальный сервис, который <text:line-break/>1) отвечает на порту 8000<text:line-break/>2) имеет http-метод <text:line-break/>GET /health/<text:line-break/>RESPONSE: {"status": "OK"}<text:line-break/><text:line-break/>Cобрать локально образ приложения в докер.<text:line-break/>Запушить образ в dockerhub<text:line-break/><text:line-break/>На выходе необходимо предоставить <text:line-break/>1) имя репозитория и тэг на Dockerhub<text:line-break/>2) ссылку на github c Dockerfile, либо приложить Dockerfile в ДЗ </text:p>
      <text:p text:style-name="P1">Рекомендуем сдать до: 12.04.2020 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8T17:36:02.385136549</meta:creation-date>
    <dc:date>2020-04-18T17:36:31.226164725</dc:date>
    <meta:editing-duration>PT31S</meta:editing-duration>
    <meta:editing-cycles>1</meta:editing-cycles>
    <meta:document-statistic meta:table-count="0" meta:image-count="0" meta:object-count="0" meta:page-count="1" meta:paragraph-count="4" meta:word-count="64" meta:character-count="446" meta:non-whitespace-character-count="378"/>
    <meta:generator>LibreOffice/6.0.7.3$Linux_X86_64 LibreOffice_project/00m0$Build-3</meta:generator>
  </office:meta>
</office:document-meta>
</file>